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 G" svg:font-family="'Linux Biolinum G'"/>
    <style:font-face style:name="Linux Libertine G" svg:font-family="'Linux Libertine G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afb0" officeooo:paragraph-rsid="000cafb0"/>
    </style:style>
    <style:style style:name="P2" style:family="paragraph" style:parent-style-name="Standard" style:list-style-name="L1">
      <style:text-properties officeooo:rsid="000cc89c" officeooo:paragraph-rsid="000cc89c"/>
    </style:style>
    <style:style style:name="P3" style:family="paragraph" style:parent-style-name="Standard" style:list-style-name="L1">
      <style:text-properties officeooo:rsid="000d071a" officeooo:paragraph-rsid="000d071a"/>
    </style:style>
    <style:style style:name="P4" style:family="paragraph" style:parent-style-name="Standard" style:list-style-name="L1">
      <style:text-properties officeooo:rsid="0013785c" officeooo:paragraph-rsid="0013785c"/>
    </style:style>
    <style:style style:name="P5" style:family="paragraph" style:parent-style-name="Standard" style:list-style-name="L1">
      <style:text-properties officeooo:rsid="00152936" officeooo:paragraph-rsid="00152936"/>
    </style:style>
    <style:style style:name="P6" style:family="paragraph" style:parent-style-name="Standard" style:list-style-name="L1">
      <style:text-properties officeooo:rsid="001755c2" officeooo:paragraph-rsid="001755c2"/>
    </style:style>
    <style:style style:name="P7" style:family="paragraph" style:parent-style-name="Standard" style:list-style-name="L1">
      <style:text-properties officeooo:rsid="0017913c" officeooo:paragraph-rsid="0017913c"/>
    </style:style>
    <style:style style:name="P8" style:family="paragraph" style:parent-style-name="Standard" style:list-style-name="L1">
      <style:text-properties officeooo:rsid="0018cf61" officeooo:paragraph-rsid="0018cf61"/>
    </style:style>
    <style:style style:name="P9" style:family="paragraph" style:parent-style-name="Text_20_body" style:list-style-name="L3">
      <style:paragraph-properties fo:margin-top="0cm" fo:margin-bottom="0cm" loext:contextual-spacing="false"/>
      <style:text-properties officeooo:rsid="000fcfeb" officeooo:paragraph-rsid="000fcfeb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officeooo:rsid="000febf8" officeooo:paragraph-rsid="000febf8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officeooo:rsid="000fed93" officeooo:paragraph-rsid="000fed93"/>
    </style:style>
    <style:style style:name="P12" style:family="paragraph" style:parent-style-name="Text_20_body" style:list-style-name="L3">
      <style:paragraph-properties fo:margin-top="0cm" fo:margin-bottom="0cm" loext:contextual-spacing="false"/>
      <style:text-properties officeooo:rsid="00100202" officeooo:paragraph-rsid="00100202"/>
    </style:style>
    <style:style style:name="P13" style:family="paragraph" style:parent-style-name="Text_20_body" style:list-style-name="L3">
      <style:paragraph-properties fo:margin-top="0cm" fo:margin-bottom="0cm" loext:contextual-spacing="false"/>
      <style:text-properties officeooo:rsid="0010b2e2" officeooo:paragraph-rsid="0010b2e2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officeooo:rsid="0010d816" officeooo:paragraph-rsid="0010d816"/>
    </style:style>
    <style:style style:name="P15" style:family="paragraph" style:parent-style-name="Heading_20_3">
      <style:text-properties officeooo:rsid="000fcfeb" officeooo:paragraph-rsid="000fcfeb"/>
    </style:style>
    <style:style style:name="T1" style:family="text">
      <style:text-properties officeooo:rsid="000ddf34"/>
    </style:style>
    <style:style style:name="T2" style:family="text">
      <style:text-properties officeooo:rsid="000febf8"/>
    </style:style>
    <style:style style:name="T3" style:family="text">
      <style:text-properties officeooo:rsid="00152560"/>
    </style:style>
    <style:style style:name="T4" style:family="text">
      <style:text-properties officeooo:rsid="00162332"/>
    </style:style>
    <style:style style:name="T5" style:family="text">
      <style:text-properties officeooo:rsid="0017913c"/>
    </style:style>
    <style:style style:name="T6" style:family="text">
      <style:text-properties officeooo:rsid="0018cf6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Tujuh langkah proses membangun model</text:h>
      <text:list xml:id="list3902376450" text:style-name="L3">
        <text:list-item>
          <text:p text:style-name="P9">Formulasikan masalah <text:span text:style-name="T2">(Max atau Min)</text:span></text:p>
        </text:list-item>
        <text:list-item>
          <text:p text:style-name="P9">Observasi sistem</text:p>
        </text:list-item>
        <text:list-item>
          <text:p text:style-name="P10">Membuat model matematika dari masalah</text:p>
        </text:list-item>
        <text:list-item>
          <text:p text:style-name="P11">Menguji model dan menggunakan model untuk memprediksi</text:p>
        </text:list-item>
        <text:list-item>
          <text:p text:style-name="P12">Memilih alternatif yang mungkin</text:p>
        </text:list-item>
        <text:list-item>
          <text:p text:style-name="P13">Mempresentasikan hasil dan kesimpulan yang diperoleh ke organisasi</text:p>
        </text:list-item>
        <text:list-item>
          <text:p text:style-name="P14">Pelaksanaan dan pengevaluasian dari saran yang diperoleh</text:p>
        </text:list-item>
      </text:list>
      <text:h text:style-name="Heading_20_3" text:outline-level="3">CITGO Petroleum</text:h>
      <text:list xml:id="list2204101405" text:style-name="L1">
        <text:list-item>
          <text:p text:style-name="P4">Klingman dkk. ingin meminimalkan biaya operasi <text:span text:style-name="T4">perusahaan kilang minyak CITGO.</text:span></text:p>
        </text:list-item>
        <text:list-item>
          <text:p text:style-name="P4">Sudah ada sistem yang berlaku sebelumnya, <text:span text:style-name="T3">yaitu:</text:span></text:p>
          <text:list>
            <text:list-item>
              <text:p text:style-name="P1">Besarnya biaya produksi dari setiap produk tergantung pada input-input yang digunakan untuk memproduksi setiap produk.</text:p>
            </text:list-item>
            <text:list-item>
              <text:p text:style-name="P1">Banyaknya energi yang dibutuhkan untuk memproduksi setiap produk membutuhkan instalasi dari ukuran sistem yang baru.</text:p>
            </text:list-item>
            <text:list-item>
              <text:p text:style-name="P2">Hasil yang berkaitan dengan setiap kombinasi input-output. Sebagai contoh, jika 1 galon dari minyak mentah akan menghasilkan 0.52 galon bahan bakar motor maka hasilnya sama dengan 52%.</text:p>
            </text:list-item>
            <text:list-item>
              <text:p text:style-name="P3"><text:span text:style-name="T3">Untuk m</text:span>engurangi biaya perawatan, <text:span text:style-name="T1">data yang dikumpulkan pada bagian-bagian inventori dan peralatan dirincikan.</text:span></text:p>
            </text:list-item>
          </text:list>
        </text:list-item>
        <text:list-item>
          <text:p text:style-name="P5">Dengan menggunakan pemrograman linier, sebuah model dikembangkan untuk mengoptimalkan operasi kilang minyak.</text:p>
        </text:list-item>
        <text:list-item>
          <text:p text:style-name="P6">Untuk memvalidasi modelnya, dalam waktu sebulan, input dan output dari sistem sebelumnya dikumpulkan. <text:span text:style-name="T5">Diberikan input yang sesungguhnya dari bulan tersebut. Kemudian hasil outputnya dibandingkan dengan hasil output pada model.</text:span></text:p>
        </text:list-item>
        <text:list-item>
          <text:p text:style-name="P7">Dengan menjalankan pemrograman linier, <text:span text:style-name="T6">menghasilkan strategi perhari untuk menjalankan kilang minyak.</text:span></text:p>
        </text:list-item>
        <text:list-item>
          <text:p text:style-name="P8">dan 7. Setelah database dan proses kontrol diperoleh, model digunakan untuk mengarahkan operasi kilang minyak per har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Biolinum G" svg:font-family="'Linux Biolinum G'"/>
    <style:font-face style:name="Linux Libertine G" svg:font-family="'Linux Libertine G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G" fo:font-size="12pt" fo:language="zxx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zxx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 G" fo:font-family="'Linux Biolinum G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G" fo:font-family="'Linux Libertine G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25:13.466411970</meta:creation-date>
    <dc:date>2017-07-07T15:17:11.385627883</dc:date>
    <meta:editing-duration>PT41M39S</meta:editing-duration>
    <meta:editing-cycles>19</meta:editing-cycles>
    <meta:generator>LibreOffice/5.3.4.2$Linux_x86 LibreOffice_project/f82d347ccc0be322489bf7da61d7e4ad13fe2ff3</meta:generator>
    <meta:document-statistic meta:table-count="0" meta:image-count="0" meta:object-count="0" meta:page-count="1" meta:paragraph-count="19" meta:word-count="218" meta:character-count="1587" meta:non-whitespace-character-count="1405"/>
  </office:meta>
</office:document-meta>
</file>